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5743in" table:align="left"/>
    </style:style>
    <style:style style:name="Table1.A" style:family="table-column">
      <style:table-column-properties style:column-width="2.2153in"/>
    </style:style>
    <style:style style:name="Table1.B" style:family="table-column">
      <style:table-column-properties style:column-width="1.359in"/>
    </style:style>
    <style:style style:name="Table1.A1" style:family="table-cell">
      <style:table-cell-properties style:vertical-align="middle" fo:padding="0.0194in" fo:border="none"/>
    </style:style>
    <style:style style:name="Table2" style:family="table">
      <style:table-properties style:width="2.8944in" table:align="left"/>
    </style:style>
    <style:style style:name="Table2.A" style:family="table-column">
      <style:table-column-properties style:column-width="1.3201in"/>
    </style:style>
    <style:style style:name="Table2.B" style:family="table-column">
      <style:table-column-properties style:column-width="1.5743in"/>
    </style:style>
    <style:style style:name="Table2.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fo:font-size="2pt" style:font-size-asian="2pt" style:font-size-complex="2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text-properties officeooo:paragraph-rsid="001daae3"/>
    </style:style>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T1" style:family="text">
      <style:text-properties officeooo:rsid="001daae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Oracle Data Platform Foundations Associate</text:span></text:h>
      <text:p text:style-name="P14"><text:span text:style-name="Strong_20_Emphasis"><text:span text:style-name="T1">3. Exadata and Base Database Service</text:span></text:span></text:p>
      <text:h text:style-name="Heading_20_3" text:outline-level="3"><text:span text:style-name="Strong_20_Emphasis">Chapter 3.4: Cloud Management Responsibilities</text:span></text:h>
      <text:p text:style-name="Horizontal_20_Line"/>
      <text:h text:style-name="Heading_20_4" text:outline-level="4"><text:span text:style-name="Strong_20_Emphasis">Exadata Database Service</text:span></text:h>
      <text:p text:style-name="Text_20_body"><text:span text:style-name="Strong_20_Emphasis">Cloud Management Responsibilities</text:span></text:p>
      <text:p text:style-name="Text_20_body"><text:span text:style-name="Strong_20_Emphasis">Presented by: Eddie Ambler</text:span><text:line-break/>Senior Technical Product Manager, Oracle</text:p>
      <text:p text:style-name="Horizontal_20_Line"/>
      <text:h text:style-name="Heading_20_4" text:outline-level="4"><text:span text:style-name="Strong_20_Emphasis">Exadata Database Service: Management Responsibilities</text:span></text:h>
      <text:p text:style-name="Text_20_body"><text:span text:style-name="Strong_20_Emphasis">Simple Cloud Management Model</text:span></text:p>
      <text:p text:style-name="Text_20_body">The Exadata Database Service operates on a shared responsibility model. The following outlines the division of management tasks between the customer and Oracle.</text:p>
      <text:list text:style-name="L1">
        <text:list-item>
          <text:p text:style-name="P3"><text:span text:style-name="Strong_20_Emphasis">Data/Schema</text:span></text:p>
          <text:list>
            <text:list-item>
              <text:p text:style-name="P3">Customer manages: Data, schema, encryption keys.</text:p>
            </text:list-item>
          </text:list>
        </text:list-item>
        <text:list-item>
          <text:p text:style-name="P3"><text:span text:style-name="Strong_20_Emphasis">Database</text:span></text:p>
          <text:list>
            <text:list-item>
              <text:p text:style-name="P3">Customer subscribes to database services.</text:p>
            </text:list-item>
            <text:list-item>
              <text:p text:style-name="P3">Customer manages everything above the Hypervisor using Cloud Automation (UI / APIs).</text:p>
            </text:list-item>
          </text:list>
        </text:list-item>
        <text:list-item>
          <text:p text:style-name="P3"><text:span text:style-name="Strong_20_Emphasis">Customer VM</text:span></text:p>
          <text:list>
            <text:list-item>
              <text:p text:style-name="P3">Cloud Automation is provided to create, delete, patch, backup, scale up/down, and more.</text:p>
            </text:list-item>
            <text:list-item>
              <text:p text:style-name="P3">Runs all supported Oracle Database versions.</text:p>
            </text:list-item>
          </text:list>
        </text:list-item>
        <text:list-item>
          <text:p text:style-name="P3"><text:span text:style-name="Strong_20_Emphasis">Hypervisor</text:span></text:p>
          <text:list>
            <text:list-item>
              <text:p text:style-name="P3">Customer can install and manage additional software in the customer VM.</text:p>
            </text:list-item>
            <text:list-item>
              <text:p text:style-name="P3">Customer controls who has access to the customer VM.</text:p>
            </text:list-item>
            <text:list-item>
              <text:p text:style-name="P3"><text:span text:style-name="Strong_20_Emphasis">Oracle staff is not authorized to access the customer VM.</text:span></text:p>
            </text:list-item>
          </text:list>
        </text:list-item>
        <text:list-item>
          <text:p text:style-name="P3"><text:span text:style-name="Strong_20_Emphasis">Internal Fabric</text:span></text:p>
        </text:list-item>
        <text:list-item>
          <text:p text:style-name="P3"><text:span text:style-name="Strong_20_Emphasis">Oracle owns and manages the infrastructure</text:span></text:p>
          <text:list>
            <text:list-item>
              <text:p text:style-name="P3">This includes Database Servers, Storage Servers, Internal Networking, and the Hypervisor.</text:p>
            </text:list-item>
            <text:list-item>
              <text:p text:style-name="P3">Oracle performs Infrastructure Patching, Security scans, and Security updates.</text:p>
            </text:list-item>
            <text:list-item>
              <text:p text:style-name="P3">Customers can schedule maintenance windows for Infrastructure Maintenance.</text:p>
            </text:list-item>
            <text:list-item>
              <text:p text:style-name="P3"><text:soft-page-break/><text:span text:style-name="Strong_20_Emphasis">Customers are not authorized to access the Oracle infrastructure.</text:span></text:p>
            </text:list-item>
          </text:list>
        </text:list-item>
      </text:list>
      <text:p text:style-name="Horizontal_20_Line"/>
      <text:h text:style-name="Heading_20_4" text:outline-level="4"><text:span text:style-name="Strong_20_Emphasis">Automated Database Lifecycle Operations Under Customer Control</text:span></text:h>
      <text:p text:style-name="Text_20_body">The service provides full automation for key database operations, which remain under customer control:</text:p>
      <text:list text:style-name="L2">
        <text:list-item>
          <text:p text:style-name="P4"><text:span text:style-name="Strong_20_Emphasis">Provisioning</text:span></text:p>
        </text:list-item>
        <text:list-item>
          <text:p text:style-name="P4"><text:span text:style-name="Strong_20_Emphasis">Resource Scaling</text:span></text:p>
        </text:list-item>
        <text:list-item>
          <text:p text:style-name="P4"><text:span text:style-name="Strong_20_Emphasis">Patching &amp; Upgrades</text:span></text:p>
        </text:list-item>
        <text:list-item>
          <text:p text:style-name="P4"><text:span text:style-name="Strong_20_Emphasis">Automated Backup &amp; Recovery</text:span></text:p>
        </text:list-item>
        <text:list-item>
          <text:p text:style-name="P4"><text:span text:style-name="Strong_20_Emphasis">Built-in Security</text:span></text:p>
        </text:list-item>
        <text:list-item>
          <text:p text:style-name="P4"><text:span text:style-name="Strong_20_Emphasis">Disaster Recovery with Oracle Data Guard</text:span></text:p>
        </text:list-item>
      </text:list>
      <text:p text:style-name="Horizontal_20_Line"/>
      <text:h text:style-name="Heading_20_4" text:outline-level="4"><text:span text:style-name="Strong_20_Emphasis">Exadata in Oracle Cloud Architecture</text:span></text:h>
      <text:p text:style-name="Text_20_body"><text:span text:style-name="Strong_20_Emphasis">Exadata Components in the Cloud</text:span></text:p>
      <text:list text:style-name="L3">
        <text:list-item>
          <text:p text:style-name="P5">Database and storage servers connected by a secure internal fabric.</text:p>
        </text:list-item>
        <text:list-item>
          <text:p text:style-name="P5">Horizontally scalable database and storage layers.</text:p>
        </text:list-item>
      </text:list>
      <text:p text:style-name="Text_20_body"><text:span text:style-name="Strong_20_Emphasis">Secure Isolation</text:span></text:p>
      <text:list text:style-name="L4">
        <text:list-item>
          <text:p text:style-name="P6">Databases run in secure virtual machines that are isolated from the underlying infrastructure.</text:p>
        </text:list-item>
      </text:list>
      <text:p text:style-name="Text_20_body"><text:span text:style-name="Strong_20_Emphasis">Networking Connectivity</text:span></text:p>
      <text:list text:style-name="L5">
        <text:list-item>
          <text:p text:style-name="P7">Separate Client &amp; Backup Subnets for network segmentation.</text:p>
        </text:list-item>
        <text:list-item>
          <text:p text:style-name="P7">Utilizes Virtual Cloud Network (VCN) and VLANs.</text:p>
        </text:list-item>
      </text:list>
      <text:p text:style-name="Text_20_body"><text:span text:style-name="Strong_20_Emphasis">Cloud Management</text:span></text:p>
      <text:list text:style-name="L6">
        <text:list-item>
          <text:p text:style-name="P8"><text:span text:style-name="Strong_20_Emphasis">Infrastructure</text:span> is managed by <text:span text:style-name="Strong_20_Emphasis">Oracle</text:span>.</text:p>
        </text:list-item>
        <text:list-item>
          <text:p text:style-name="P8"><text:span text:style-name="Strong_20_Emphasis">Database VM Content</text:span> is managed by the <text:span text:style-name="Strong_20_Emphasis">Customer</text:span>.</text:p>
        </text:list-item>
      </text:list>
      <text:p text:style-name="Text_20_body"><text:span text:style-name="Strong_20_Emphasis">Control Plane</text:span></text:p>
      <text:list text:style-name="L7">
        <text:list-item>
          <text:p text:style-name="P9">Enables customer management of the Exadata Database VM contents.</text:p>
        </text:list-item>
      </text:list>
      <text:p text:style-name="Text_20_body"><text:span text:style-name="Strong_20_Emphasis">Architecture Diagram</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Customer VCN/VLAN</text:span></text:p>
            </table:table-cell>
            <table:table-cell table:style-name="Table1.A1" office:value-type="string">
              <text:p text:style-name="P2"/>
            </table:table-cell>
          </table:table-row>
        </table:table-header-rows>
        <table:table-row>
          <table:table-cell table:style-name="Table1.A1" office:value-type="string">
            <text:p text:style-name="Table_20_Contents"><text:span text:style-name="Strong_20_Emphasis">Client Subnet</text:span></text:p>
          </table:table-cell>
          <table:table-cell table:style-name="Table1.A1" office:value-type="string">
            <text:p text:style-name="Table_20_Contents"><text:span text:style-name="Strong_20_Emphasis">Backup Subnet</text:span></text:p>
          </table:table-cell>
        </table:table-row>
        <table:table-row>
          <table:table-cell table:style-name="Table1.A1" office:value-type="string">
            <text:p text:style-name="Table_20_Contents">Database Servers</text:p>
          </table:table-cell>
          <table:table-cell table:style-name="Table1.A1" office:value-type="string">
            <text:p text:style-name="Table_20_Contents">Database VMs</text:p>
          </table:table-cell>
        </table:table-row>
        <table:table-row>
          <table:table-cell table:style-name="Table1.A1" office:value-type="string">
            <text:p text:style-name="P1"/>
          </table:table-cell>
          <table:table-cell table:style-name="Table1.A1" office:value-type="string">
            <text:p text:style-name="Table_20_Contents">Database VMs</text:p>
          </table:table-cell>
        </table:table-row>
        <table:table-row>
          <table:table-cell table:style-name="Table1.A1" office:value-type="string">
            <text:p text:style-name="P1"/>
          </table:table-cell>
          <table:table-cell table:style-name="Table1.A1" office:value-type="string">
            <text:p text:style-name="Table_20_Contents">Grid Infrastructure</text:p>
          </table:table-cell>
        </table:table-row>
        <table:table-row>
          <table:table-cell table:style-name="Table1.A1" office:value-type="string">
            <text:p text:style-name="P1"/>
          </table:table-cell>
          <table:table-cell table:style-name="Table1.A1" office:value-type="string">
            <text:p text:style-name="Table_20_Contents">Databases</text:p>
          </table:table-cell>
        </table:table-row>
        <text:soft-page-break/>
        <table:table-row>
          <table:table-cell table:style-name="Table1.A1" office:value-type="string">
            <text:p text:style-name="P1"/>
          </table:table-cell>
          <table:table-cell table:style-name="Table1.A1" office:value-type="string">
            <text:p text:style-name="Table_20_Contents">Cloud Automation</text:p>
          </table:table-cell>
        </table:table-row>
        <table:table-row>
          <table:table-cell table:style-name="Table1.A1" office:value-type="string">
            <text:p text:style-name="Table_20_Contents"><text:span text:style-name="Strong_20_Emphasis">Secure RoCE Network Fabric</text:span></text:p>
          </table:table-cell>
          <table:table-cell table:style-name="Table1.A1" office:value-type="string">
            <text:p text:style-name="P1"/>
          </table:table-cell>
        </table:table-row>
        <table:table-row>
          <table:table-cell table:style-name="Table1.A1" office:value-type="string">
            <text:p text:style-name="Table_20_Contents">Storage Servers</text:p>
          </table:table-cell>
          <table:table-cell table:style-name="Table1.A1" office:value-type="string">
            <text:p text:style-name="Table_20_Contents">NodeFlex</text:p>
          </table:table-cell>
        </table:table-row>
        <table:table-row>
          <table:table-cell table:style-name="Table1.A1" office:value-type="string">
            <text:p text:style-name="P1"/>
          </table:table-cell>
          <table:table-cell table:style-name="Table1.A1" office:value-type="string">
            <text:p text:style-name="Table_20_Contents">NodeFlex</text:p>
          </table:table-cell>
        </table:table-row>
        <table:table-row>
          <table:table-cell table:style-name="Table1.A1" office:value-type="string">
            <text:p text:style-name="P1"/>
          </table:table-cell>
          <table:table-cell table:style-name="Table1.A1" office:value-type="string">
            <text:p text:style-name="Table_20_Contents">NodeFlex</text:p>
          </table:table-cell>
        </table:table-row>
      </table:table>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Customer Admin</text:span></text:p>
            </table:table-cell>
            <table:table-cell table:style-name="Table2.A1" office:value-type="string">
              <text:p text:style-name="Table_20_Heading"><text:span text:style-name="Strong_20_Emphasis">Cloud Control Plane</text:span></text:p>
            </table:table-cell>
          </table:table-row>
        </table:table-header-rows>
        <table:table-row>
          <table:table-cell table:style-name="Table2.A1" office:value-type="string">
            <text:p text:style-name="P1"/>
          </table:table-cell>
          <table:table-cell table:style-name="Table2.A1" office:value-type="string">
            <text:p text:style-name="Table_20_Contents">Oracle Cloud Ops</text:p>
          </table:table-cell>
        </table:table-row>
      </table:table>
      <text:p text:style-name="Horizontal_20_Line"/>
      <text:h text:style-name="Heading_20_4" text:outline-level="4"><text:span text:style-name="Strong_20_Emphasis">Hybrid Cloud: Public Cloud Simplicity and Elasticity Behind Your Firewall</text:span></text:h>
      <text:p text:style-name="Text_20_body">Exadata Cloud@Customer is the cloud solution for when it is not possible to move to the public cloud.</text:p>
      <text:p text:style-name="Text_20_body"><text:span text:style-name="Strong_20_Emphasis">Key Scenarios for Cloud@Customer:</text:span></text:p>
      <text:list text:style-name="L8">
        <text:list-item>
          <text:p text:style-name="P10"><text:span text:style-name="Strong_20_Emphasis">Restrictions</text:span></text:p>
          <text:list>
            <text:list-item>
              <text:p text:style-name="P10">Regulations or corporate policies require data to be kept on-premises.</text:p>
            </text:list-item>
          </text:list>
        </text:list-item>
        <text:list-item>
          <text:p text:style-name="P10"><text:span text:style-name="Strong_20_Emphasis">Response Time</text:span></text:p>
          <text:list>
            <text:list-item>
              <text:p text:style-name="P10">Real-world systems have complex relationships requiring low-latency communication.</text:p>
            </text:list-item>
            <text:list-item>
              <text:p text:style-name="P10">It is difficult to disentangle one system from others.</text:p>
            </text:list-item>
          </text:list>
        </text:list-item>
        <text:list-item>
          <text:p text:style-name="P10"><text:span text:style-name="Strong_20_Emphasis">Perceived Risk</text:span></text:p>
          <text:list>
            <text:list-item>
              <text:p text:style-name="P10">There are concerns about a multitenant public cloud environment.</text:p>
            </text:list-item>
          </text:list>
        </text:list-item>
      </text:list>
      <text:p text:style-name="Text_20_body"><text:span text:style-name="Strong_20_Emphasis">Exadata Cloud@Customer addresses all these concerns.</text:span></text:p>
      <text:p text:style-name="Horizontal_20_Line"/>
      <text:h text:style-name="Heading_20_4" text:outline-level="4"><text:span text:style-name="Strong_20_Emphasis">Exadata Database Service Cloud@Customer Architecture</text:span></text:h>
      <text:p text:style-name="Text_20_body"><text:span text:style-name="Strong_20_Emphasis">Access Method:</text:span> Invoke Cloud UI or REST APIs.</text:p>
      <text:p text:style-name="Text_20_body"><text:span text:style-name="Strong_20_Emphasis">Deployment Location:</text:span></text:p>
      <text:list text:style-name="L9">
        <text:list-item>
          <text:p text:style-name="P11"><text:span text:style-name="Strong_20_Emphasis">ExaDB-C@C</text:span> instance located on the customer <text:span text:style-name="Strong_20_Emphasis">Intranet</text:span>.</text:p>
        </text:list-item>
        <text:list-item>
          <text:p text:style-name="P11">Database access is provided to application servers within the <text:span text:style-name="Strong_20_Emphasis">Customer Data Center</text:span>.</text:p>
        </text:list-item>
      </text:list>
      <text:p text:style-name="Text_20_body"><text:span text:style-name="Strong_20_Emphasis">Division of Responsibilities:</text:span></text:p>
      <text:list text:style-name="L10">
        <text:list-item>
          <text:p text:style-name="P12"><text:span text:style-name="Strong_20_Emphasis">Customer Actions:</text:span></text:p>
          <text:list>
            <text:list-item>
              <text:p text:style-name="P12">Database and Grid Infrastructure lifecycle operations.</text:p>
            </text:list-item>
            <text:list-item>
              <text:p text:style-name="P12">VM lifecycle management.</text:p>
            </text:list-item>
            <text:list-item>
              <text:p text:style-name="P12">Infrastructure lifecycle calls (via cloud control plane).</text:p>
            </text:list-item>
            <text:list-item>
              <text:p text:style-name="P12">Scaling resources up and down.</text:p>
            </text:list-item>
            <text:list-item>
              <text:p text:style-name="P12"><text:soft-page-break/>Troubleshooting and incident management.</text:p>
            </text:list-item>
          </text:list>
        </text:list-item>
        <text:list-item>
          <text:p text:style-name="P12"><text:span text:style-name="Strong_20_Emphasis">Oracle Actions:</text:span></text:p>
          <text:list>
            <text:list-item>
              <text:p text:style-name="P12">Infrastructure monitoring.</text:p>
            </text:list-item>
            <text:list-item>
              <text:p text:style-name="P12">Infrastructure maintenance.</text:p>
            </text:list-item>
          </text:list>
        </text:list-item>
      </text:list>
      <text:p text:style-name="Text_20_body"><text:span text:style-name="Strong_20_Emphasis">Security and Operations:</text:span></text:p>
      <text:list text:style-name="L11">
        <text:list-item>
          <text:p text:style-name="P13"><text:span text:style-name="Strong_20_Emphasis">Customer Tenancy</text:span> includes an <text:span text:style-name="Strong_20_Emphasis">Admin VCN</text:span> with:</text:p>
          <text:list>
            <text:list-item>
              <text:p text:style-name="P13">Oracle Auditing and Access Controls.</text:p>
            </text:list-item>
            <text:list-item>
              <text:p text:style-name="P13">FIPS 140-2 compliant Multi-Factor Authentication (MFA).</text:p>
            </text:list-item>
            <text:list-item>
              <text:p text:style-name="P13">Access for <text:span text:style-name="Strong_20_Emphasis">Oracle Cloud Ops</text:span> personnel.</text:p>
            </text:list-item>
          </text:list>
        </text:list-item>
        <text:list-item>
          <text:p text:style-name="P13">The entire system is managed through <text:span text:style-name="Strong_20_Emphasis">Oracle Cloud Infrastructure (OCI)</text:span>.</text:p>
        </text:list-item>
      </text:list>
      <text:p text:style-name="Standard"/>
      <text:p text:style-name="Standard"/>
      <text:p text:style-name="Standard"/>
      <text:h text:style-name="Heading_20_3" text:outline-level="3"><text:span text:style-name="Strong_20_Emphasis">Chapter 3.5: Billing and Licensing</text:span></text:h>
      <text:h text:style-name="Heading_20_4" text:outline-level="4"><text:span text:style-name="Strong_20_Emphasis">Exadata Database Service: Billing &amp; Licensing</text:span></text:h>
      <text:p text:style-name="Text_20_body"><text:span text:style-name="Strong_20_Emphasis">Presented by: Eddie Ambler</text:span><text:line-break/>Senior Technical Product Manager, Oracle</text:p>
      <text:p text:style-name="Horizontal_20_Line"/>
      <text:h text:style-name="Heading_20_4" text:outline-level="4"><text:span text:style-name="Strong_20_Emphasis">Cost-Effective Software Licensing Models</text:span></text:h>
      <text:p text:style-name="Text_20_body">Subscribe to infrastructure and choose a licensing model.</text:p>
      <text:p text:style-name="Text_20_body"><text:span text:style-name="Strong_20_Emphasis">License Included Pricing</text:span><text:line-break/><text:span text:style-name="Emphasis">Ideal for organizations with new workloads and dynamic utilization.</text:span></text:p>
      <text:list text:style-name="L12">
        <text:list-item>
          <text:p text:style-name="P15"><text:span text:style-name="Strong_20_Emphasis">Includes Oracle Database Enterprise Edition, Options, and Management Packs</text:span> at one low price.</text:p>
        </text:list-item>
        <text:list-item>
          <text:p text:style-name="P15">Pay-per-use pricing for software and active OCPUs, all paid for with Universal Credits.</text:p>
        </text:list-item>
      </text:list>
      <text:p text:style-name="Text_20_body"><text:span text:style-name="Strong_20_Emphasis">Bring Your Own License (BYOL) Pricing</text:span><text:line-break/><text:span text:style-name="Emphasis">Ideal for organizations moving existing workloads with consistent usage to the cloud.</text:span></text:p>
      <text:list text:style-name="L13">
        <text:list-item>
          <text:p text:style-name="P16">Utilize <text:span text:style-name="Strong_20_Emphasis">existing on-premises licenses</text:span> and save on existing software support.</text:p>
        </text:list-item>
        <text:list-item>
          <text:p text:style-name="P16"><text:span text:style-name="Strong_20_Emphasis">Includes</text:span> Transparent Data Encryption, Data Safe, Oracle Machine Learning, and select management packs at <text:span text:style-name="Strong_20_Emphasis">no additional cost</text:span>.</text:p>
        </text:list-item>
      </text:list>
      <text:p text:style-name="Horizontal_20_Line"/>
      <text:h text:style-name="Heading_20_4" text:outline-level="4"><text:span text:style-name="Strong_20_Emphasis">Elastic OCPU Scaling - Pay Only for What You Use</text:span></text:h>
      <text:p text:style-name="Text_20_body"><text:span text:style-name="Strong_20_Emphasis">On-Premises – Static</text:span></text:p>
      <text:list text:style-name="L14">
        <text:list-item>
          <text:p text:style-name="P17">Purchase server processors and software licenses for the highest projected peak load.</text:p>
        </text:list-item>
      </text:list>
      <text:p text:style-name="Text_20_body"><text:soft-page-break/><text:span text:style-name="Strong_20_Emphasis">Cloud – Elastic</text:span></text:p>
      <text:list text:style-name="L15">
        <text:list-item>
          <text:p text:style-name="P18">Adjust enabled OCPUs to match actual load via APIs and web UI.</text:p>
        </text:list-item>
        <text:list-item>
          <text:p text:style-name="P18">OCPUs are charged per second.</text:p>
        </text:list-item>
      </text:list>
      <text:p text:style-name="Horizontal_20_Line"/>
      <text:h text:style-name="Heading_20_4" text:outline-level="4"><text:span text:style-name="Strong_20_Emphasis">Integrated Security from Data to Identity: Defense in Depth</text:span></text:h>
      <text:p text:style-name="Text_20_body"><text:span text:style-name="Strong_20_Emphasis">Data</text:span></text:p>
      <text:list text:style-name="L16">
        <text:list-item>
          <text:p text:style-name="P19">Transparent Data Encryption (TDE)</text:p>
        </text:list-item>
        <text:list-item>
          <text:p text:style-name="P19">Data Reduction</text:p>
        </text:list-item>
        <text:list-item>
          <text:p text:style-name="P19">Data Masking</text:p>
        </text:list-item>
        <text:list-item>
          <text:p text:style-name="P19">Data Subsetting</text:p>
        </text:list-item>
        <text:list-item>
          <text:p text:style-name="P19">OCI Vault</text:p>
        </text:list-item>
        <text:list-item>
          <text:p text:style-name="P19">Oracle Database Vault</text:p>
        </text:list-item>
        <text:list-item>
          <text:p text:style-name="P19">Oracle Database Firewall</text:p>
        </text:list-item>
        <text:list-item>
          <text:p text:style-name="P19">Data Safe</text:p>
        </text:list-item>
        <text:list-item>
          <text:p text:style-name="P19">NIST SP-800-88r1 erase</text:p>
        </text:list-item>
      </text:list>
      <text:p text:style-name="Text_20_body"><text:span text:style-name="Strong_20_Emphasis">Compute</text:span></text:p>
      <text:list text:style-name="L17">
        <text:list-item>
          <text:p text:style-name="P20">STIG Hardened</text:p>
        </text:list-item>
        <text:list-item>
          <text:p text:style-name="P20">Minimal Base: Token-based SSH access</text:p>
        </text:list-item>
      </text:list>
      <text:p text:style-name="Text_20_body"><text:span text:style-name="Strong_20_Emphasis">Networking</text:span></text:p>
      <text:list text:style-name="L18">
        <text:list-item>
          <text:p text:style-name="P21">Network Isolation</text:p>
        </text:list-item>
        <text:list-item>
          <text:p text:style-name="P21">Oracle Native Network Encryption</text:p>
        </text:list-item>
        <text:list-item>
          <text:p text:style-name="P21">Dedicated Client and Backup networks</text:p>
        </text:list-item>
        <text:list-item>
          <text:p text:style-name="P21">FastConnect</text:p>
        </text:list-item>
      </text:list>
      <text:p text:style-name="Text_20_body"><text:span text:style-name="Strong_20_Emphasis">Infrastructure</text:span></text:p>
      <text:list text:style-name="L19">
        <text:list-item>
          <text:p text:style-name="P22">Operator Access Control (OpCtl)</text:p>
        </text:list-item>
        <text:list-item>
          <text:p text:style-name="P22">Vulnerability Scanning</text:p>
        </text:list-item>
        <text:list-item>
          <text:p text:style-name="P22">FIPS 140-2</text:p>
        </text:list-item>
        <text:list-item>
          <text:p text:style-name="P22">HIPAA</text:p>
        </text:list-item>
        <text:list-item>
          <text:p text:style-name="P22">FedRAMP</text:p>
        </text:list-item>
        <text:list-item>
          <text:p text:style-name="P22">ISO 27001</text:p>
        </text:list-item>
        <text:list-item>
          <text:p text:style-name="P22">SOC 1/2/3</text:p>
        </text:list-item>
      </text:list>
      <text:p text:style-name="Text_20_body"><text:span text:style-name="Strong_20_Emphasis">OCI Tenancy</text:span></text:p>
      <text:list text:style-name="L20">
        <text:list-item>
          <text:p text:style-name="P23"><text:soft-page-break/>Identity and Access Management (IAM)</text:p>
        </text:list-item>
        <text:list-item>
          <text:p text:style-name="P23">Federated Identity providers</text:p>
        </text:list-item>
        <text:list-item>
          <text:p text:style-name="P23">Multi-Factor authentication (MFA)</text:p>
        </text:list-item>
        <text:list-item>
          <text:p text:style-name="P23">IP-based access control</text:p>
        </text:list-item>
        <text:list-item>
          <text:p text:style-name="P23">Users, groups</text:p>
        </text:list-item>
        <text:list-item>
          <text:p text:style-name="P23">Compartments</text:p>
        </text:list-item>
        <text:list-item>
          <text:p text:style-name="P23">Instance Principals</text:p>
        </text:list-item>
        <text:list-item>
          <text:p text:style-name="P23">Resource Principals</text:p>
        </text:list-item>
      </text:list>
      <text:p text:style-name="Horizontal_20_Line"/>
      <text:h text:style-name="Heading_20_4" text:outline-level="4"><text:span text:style-name="Strong_20_Emphasis">Operator Access Control (OpCtl)</text:span></text:h>
      <text:p text:style-name="Text_20_body"><text:span text:style-name="Strong_20_Emphasis">Prevent, Detect, and Respond</text:span></text:p>
      <text:p text:style-name="Text_20_body">OpCtl enables customers to grant, audit, and revoke access to Exadata Cloud@Customer infrastructure managed by Oracle.</text:p>
      <text:p text:style-name="Text_20_body"><text:span text:style-name="Strong_20_Emphasis">Customers control access to infrastructure by Oracle operators by limiting:</text:span></text:p>
      <text:list text:style-name="L21">
        <text:list-item>
          <text:p text:style-name="P24">Components they can access</text:p>
        </text:list-item>
        <text:list-item>
          <text:p text:style-name="P24">When they have access</text:p>
        </text:list-item>
        <text:list-item>
          <text:p text:style-name="P24">Commands they can execute</text:p>
        </text:list-item>
      </text:list>
      <text:p text:style-name="Text_20_body">Customers can observe and record Oracle operator commands and keystrokes.<text:line-break/>Can terminate Oracle operator connection &amp; process.</text:p>
      <text:p text:style-name="Text_20_body"><text:span text:style-name="Strong_20_Emphasis">Customer Security for Regulated Industries</text:span></text:p>
      <text:list text:style-name="L22">
        <text:list-item>
          <text:p text:style-name="P25"><text:span text:style-name="Strong_20_Emphasis">Oracle:</text:span> Requests Access</text:p>
        </text:list-item>
        <text:list-item>
          <text:p text:style-name="P25"><text:span text:style-name="Strong_20_Emphasis">Customer:</text:span> Approves, Logs, Terminates Access</text:p>
        </text:list-item>
      </text:list>
      <text:p text:style-name="Horizontal_20_Line"/>
      <text:h text:style-name="Heading_20_3" text:outline-level="3"><text:span text:style-name="Strong_20_Emphasis">Chapter 3.6: Exadata Database Lifecycle Management - Administering Exadata</text:span></text:h>
      <text:h text:style-name="Heading_20_4" text:outline-level="4"><text:span text:style-name="Strong_20_Emphasis">Exadata Database Service: Database Lifecycle Management</text:span></text:h>
      <text:p text:style-name="Text_20_body"><text:span text:style-name="Strong_20_Emphasis">Presented by: Eddie Ambler</text:span><text:line-break/>Senior Technical Product Manager, Oracle</text:p>
      <text:p text:style-name="Horizontal_20_Line"/>
      <text:h text:style-name="Heading_20_4" text:outline-level="4"><text:span text:style-name="Strong_20_Emphasis">Objectives</text:span></text:h>
      <text:p text:style-name="Text_20_body">After completing this lesson, you should be able to:</text:p>
      <text:list text:style-name="L23">
        <text:list-item>
          <text:p text:style-name="P26">Create Custom Database &amp; Grid Infrastructure Software Images</text:p>
        </text:list-item>
        <text:list-item>
          <text:p text:style-name="P26">Create Database Home</text:p>
        </text:list-item>
        <text:list-item>
          <text:p text:style-name="P26"><text:soft-page-break/>Create Database</text:p>
        </text:list-item>
        <text:list-item>
          <text:p text:style-name="P26">Perform PDB Management</text:p>
        </text:list-item>
        <text:list-item>
          <text:p text:style-name="P26">Enable Data Guard</text:p>
        </text:list-item>
        <text:list-item>
          <text:p text:style-name="P26">Perform User-Managed Maintenance Updates</text:p>
        </text:list-item>
      </text:list>
      <text:p text:style-name="Horizontal_20_Line"/>
      <text:h text:style-name="Heading_20_4" text:outline-level="4"><text:span text:style-name="Strong_20_Emphasis">Create Custom Software Image</text:span></text:h>
      <text:p text:style-name="Text_20_body"><text:span text:style-name="Emphasis">[This section was primarily visual. The concept is to create a customized database software image for patching.]</text:span></text:p>
      <text:p text:style-name="Horizontal_20_Line"/>
      <text:h text:style-name="Heading_20_4" text:outline-level="4"><text:span text:style-name="Strong_20_Emphasis">Create Database Home</text:span></text:h>
      <text:p text:style-name="Text_20_body"><text:span text:style-name="Strong_20_Emphasis">UI Screenshot Description: "Create database home" dialog box</text:span></text:p>
      <text:list text:style-name="L24">
        <text:list-item>
          <text:p text:style-name="P27"><text:span text:style-name="Strong_20_Emphasis">Database Home display name:</text:span> Field for a custom name (e.g., <text:span text:style-name="Source_20_Text">MyOwn19CDBHome01</text:span>).</text:p>
        </text:list-item>
        <text:list-item>
          <text:p text:style-name="P27"><text:span text:style-name="Strong_20_Emphasis">Database Image:</text:span> Dropdown to select the version (e.g., "Oracle Database 19c").</text:p>
        </text:list-item>
        <text:list-item>
          <text:p text:style-name="P27">Text note: "A 19c based database home can only be purchased on a VM cluster running Grid Infrastructure 19c and later."</text:p>
        </text:list-item>
        <text:list-item>
          <text:p text:style-name="P27"><text:span text:style-name="Strong_20_Emphasis">Create button:</text:span> To proceed.</text:p>
        </text:list-item>
      </text:list>
      <text:p text:style-name="Horizontal_20_Line"/>
      <text:h text:style-name="Heading_20_4" text:outline-level="4"><text:span text:style-name="Strong_20_Emphasis">Create Database</text:span></text:h>
      <text:p text:style-name="Text_20_body"><text:span text:style-name="Emphasis">[This section was primarily visual. The process involves using the UI to create a new database.]</text:span></text:p>
      <text:p text:style-name="Horizontal_20_Line"/>
      <text:h text:style-name="Heading_20_4" text:outline-level="4"><text:span text:style-name="Strong_20_Emphasis">Oracle Key Vault Integration for Exadata Cloud@Customer</text:span></text:h>
      <text:list text:style-name="L25">
        <text:list-item>
          <text:p text:style-name="P28">You can integrate your on-premises Oracle Key Vault (OKV) with Exadata Cloud@Customer to secure your critical data on-premises.</text:p>
        </text:list-item>
        <text:list-item>
          <text:p text:style-name="P28">Oracle Key Vault integration enables you to take complete control of your encryption keys and store them securely on an external, centralized key management device.</text:p>
        </text:list-item>
        <text:list-item>
          <text:p text:style-name="P28">OKV is optimized for Oracle wallets, Java keystores, and Oracle Advanced Security Transparent Data Encryption (TDE) master keys.</text:p>
        </text:list-item>
        <text:list-item>
          <text:p text:style-name="P28">OKV also provides a REST interface for clients to auto-enroll endpoints and setup wallets and keys.</text:p>
        </text:list-item>
      </text:list>
      <text:p text:style-name="Text_20_body"><text:span text:style-name="Strong_20_Emphasis">Diagram Description: Oracle Key Vault Integration</text:span></text:p>
      <text:list text:style-name="L26">
        <text:list-item>
          <text:p text:style-name="P29">Shows an <text:span text:style-name="Strong_20_Emphasis">Oracle Key Vault Cluster</text:span> centralizing keys for:</text:p>
          <text:list>
            <text:list-item>
              <text:p text:style-name="P29"><text:span text:style-name="Strong_20_Emphasis">Oracle Wallets</text:span></text:p>
            </text:list-item>
            <text:list-item>
              <text:p text:style-name="P29"><text:span text:style-name="Strong_20_Emphasis">Java Key Store</text:span></text:p>
            </text:list-item>
            <text:list-item>
              <text:p text:style-name="P29"><text:soft-page-break/><text:span text:style-name="Strong_20_Emphasis">Oracle Database / RAC</text:span> (TDE Master Encryption Keys)</text:p>
            </text:list-item>
            <text:list-item>
              <text:p text:style-name="P29"><text:span text:style-name="Strong_20_Emphasis">OS / Volume Encryption Keys</text:span></text:p>
            </text:list-item>
          </text:list>
        </text:list-item>
      </text:list>
      <text:p text:style-name="Horizontal_20_Line"/>
      <text:h text:style-name="Heading_20_4" text:outline-level="4"><text:span text:style-name="Strong_20_Emphasis">Pluggable Database Lifecycle Management</text:span></text:h>
      <text:list text:style-name="L27">
        <text:list-item>
          <text:p text:style-name="P30">Create additional PDBs within the same container database (CDB).</text:p>
        </text:list-item>
      </text:list>
      <text:p text:style-name="Text_20_body"><text:span text:style-name="Strong_20_Emphasis">UI Screenshot Description: "Pluggable Databases" list view</text:span></text:p>
      <text:list text:style-name="L28">
        <text:list-item>
          <text:p text:style-name="P31">Shows a table with columns: <text:span text:style-name="Strong_20_Emphasis">Name</text:span>, <text:span text:style-name="Strong_20_Emphasis">State</text:span>, <text:span text:style-name="Strong_20_Emphasis">Refreshable clone</text:span>, <text:span text:style-name="Strong_20_Emphasis">Created</text:span>.</text:p>
        </text:list-item>
        <text:list-item>
          <text:p text:style-name="P31">Example entry: <text:span text:style-name="Source_20_Text">MYPDB01</text:span>, State: <text:span text:style-name="Source_20_Text">Available</text:span>, Refreshable clone: <text:span text:style-name="Source_20_Text">No</text:span>, Created: <text:span text:style-name="Source_20_Text">Mon, May 20, 2024, 17:54:22 UTC</text:span>.</text:p>
        </text:list-item>
        <text:list-item>
          <text:p text:style-name="P31">A second PDB named <text:span text:style-name="Source_20_Text">MyPDB02</text:span> is shown as being added to the list.</text:p>
        </text:list-item>
      </text:list>
      <text:p text:style-name="Text_20_body"><text:span text:style-name="Strong_20_Emphasis">From the Pluggable Database Details page you can perform the following:</text:span></text:p>
      <text:list text:style-name="L29">
        <text:list-item>
          <text:p text:style-name="P32"><text:span text:style-name="Strong_20_Emphasis">Connect</text:span> to individual PDBs using either Easy Connect or Long Connect strings.</text:p>
        </text:list-item>
        <text:list-item>
          <text:p text:style-name="P32"><text:span text:style-name="Strong_20_Emphasis">Open Performance Hub.</text:span></text:p>
        </text:list-item>
        <text:list-item>
          <text:p text:style-name="P32"><text:span text:style-name="Strong_20_Emphasis">Clone PDB.</text:span></text:p>
        </text:list-item>
      </text:list>
      <text:p text:style-name="Text_20_body"><text:span text:style-name="Strong_20_Emphasis">UI Screenshot Description: PDB Details Page</text:span></text:p>
      <text:list text:style-name="L30">
        <text:list-item>
          <text:p text:style-name="P33">Shows an overview for <text:span text:style-name="Source_20_Text">MYPDB01</text:span>.</text:p>
        </text:list-item>
        <text:list-item>
          <text:p text:style-name="P33">Buttons for <text:span text:style-name="Strong_20_Emphasis">PDB connection</text:span> and <text:span text:style-name="Strong_20_Emphasis">Performance Hub</text:span>.</text:p>
        </text:list-item>
        <text:list-item>
          <text:p text:style-name="P33"><text:span text:style-name="Strong_20_Emphasis">Lifecycle state</text:span> is <text:span text:style-name="Source_20_Text">Available</text:span>.</text:p>
        </text:list-item>
        <text:list-item>
          <text:p text:style-name="P33"><text:span text:style-name="Strong_20_Emphasis">Container Name:</text:span> <text:span text:style-name="Source_20_Text">MYPDB01</text:span>.</text:p>
        </text:list-item>
        <text:list-item>
          <text:p text:style-name="P33"><text:span text:style-name="Strong_20_Emphasis">Created</text:span> date.</text:p>
        </text:list-item>
        <text:list-item>
          <text:p text:style-name="P33"><text:span text:style-name="Strong_20_Emphasis">Refreshable clone:</text:span> <text:span text:style-name="Source_20_Text">No</text:span>.</text:p>
        </text:list-item>
        <text:list-item>
          <text:p text:style-name="P33"><text:span text:style-name="Strong_20_Emphasis">Open Mode:</text:span> <text:span text:style-name="Source_20_Text">Read Write</text:span>.</text:p>
        </text:list-item>
      </text:list>
      <text:p text:style-name="Text_20_body"><text:span text:style-name="Strong_20_Emphasis">From the "More Actions" Menu you can perform the following:</text:span></text:p>
      <text:list text:style-name="L31">
        <text:list-item>
          <text:p text:style-name="P34"><text:span text:style-name="Strong_20_Emphasis">Start</text:span> and <text:span text:style-name="Strong_20_Emphasis">Stop</text:span> a PDB.</text:p>
        </text:list-item>
        <text:list-item>
          <text:p text:style-name="P34"><text:span text:style-name="Strong_20_Emphasis">Relocate</text:span> and <text:span text:style-name="Strong_20_Emphasis">Restore</text:span> a PDB.</text:p>
        </text:list-item>
        <text:list-item>
          <text:p text:style-name="P34"><text:span text:style-name="Strong_20_Emphasis">Delete</text:span> a PDB.</text:p>
        </text:list-item>
      </text:list>
      <text:p text:style-name="Horizontal_20_Line"/>
      <text:h text:style-name="Heading_20_4" text:outline-level="4"><text:span text:style-name="Strong_20_Emphasis">Role Transitions: Switchover and Failover</text:span></text:h>
      <text:p text:style-name="Text_20_body"><text:span text:style-name="Strong_20_Emphasis">Oracle Data Guard supports two role-transition operations:</text:span></text:p>
      <text:list text:style-name="L32">
        <text:list-item>
          <text:p text:style-name="P35"><text:span text:style-name="Strong_20_Emphasis">Switchover</text:span></text:p>
          <text:list>
            <text:list-item>
              <text:p text:style-name="P35">Planned role reversal.</text:p>
            </text:list-item>
            <text:list-item>
              <text:p text:style-name="P35">Reduces downtime for OS/hardware maintenance/upgrade &amp; database patching.</text:p>
            </text:list-item>
          </text:list>
        </text:list-item>
        <text:list-item>
          <text:p text:style-name="P35"><text:soft-page-break/><text:span text:style-name="Strong_20_Emphasis">Failover</text:span></text:p>
          <text:list>
            <text:list-item>
              <text:p text:style-name="P35">Unplanned role reversal.</text:p>
            </text:list-item>
            <text:list-item>
              <text:p text:style-name="P35">Emergency use.</text:p>
            </text:list-item>
            <text:list-item>
              <text:p text:style-name="P35">Invoked from Standby that will become the new Primary database.</text:p>
            </text:list-item>
            <text:list-item>
              <text:p text:style-name="P35">Can enable automatic failover by manually configuring <text:span text:style-name="Emphasis">fast-start failover</text:span>.</text:p>
            </text:list-item>
          </text:list>
        </text:list-item>
      </text:list>
      <text:p text:style-name="Horizontal_20_Line"/>
      <text:h text:style-name="Heading_20_4" text:outline-level="4"><text:span text:style-name="Strong_20_Emphasis">Data Guard Requirements</text:span></text:h>
      <text:list text:style-name="L33">
        <text:list-item>
          <text:p text:style-name="P36">Both DB Systems must be in the same compartment.</text:p>
        </text:list-item>
        <text:list-item>
          <text:p text:style-name="P36">If your primary and standby databases are in the same region, then both must use the same virtual cloud network (VCN).</text:p>
        </text:list-item>
        <text:list-item>
          <text:p text:style-name="P36">If your primary and standby databases are in different regions, then you must peer the virtual cloud networks (VCNs) for each database.</text:p>
        </text:list-item>
        <text:list-item>
          <text:p text:style-name="P36">The database versions must be the same.</text:p>
        </text:list-item>
        <text:list-item>
          <text:p text:style-name="P36">Each database in a Data Guard association must have a unique <text:span text:style-name="Source_20_Text">DB_UNIQUE_NAME</text:span> value; the primary and standby database can use the same <text:span text:style-name="Source_20_Text">DB_NAME</text:span> value.</text:p>
        </text:list-item>
        <text:list-item>
          <text:p text:style-name="P36">Configure the security list ingress and egress rules for the subnets of both DB systems in the Oracle Data Guard association to enable TCP traffic to move between the applicable ports; ensure that the rules you create are stateful (the default).</text:p>
        </text:list-item>
        <text:list-item>
          <text:p text:style-name="P36">The minimum requirement for Oracle Data Guard to work is to enable egress for TCP traffic only for the SCAN listener port, which has a default of 1521.</text:p>
        </text:list-item>
      </text:list>
      <text:p text:style-name="Horizontal_20_Line"/>
      <text:h text:style-name="Heading_20_3" text:outline-level="3"><text:span text:style-name="Strong_20_Emphasis">Chapter 3.7: User-Managed Maintenance Tasks (Part 1)</text:span></text:h>
      <text:h text:style-name="Heading_20_4" text:outline-level="4"><text:span text:style-name="Strong_20_Emphasis">Exadata Database Service: User-Managed Maintenance Tasks</text:span></text:h>
      <text:p text:style-name="Text_20_body"><text:span text:style-name="Strong_20_Emphasis">Customer Responsibility</text:span></text:p>
      <text:p text:style-name="Horizontal_20_Line"/>
      <text:h text:style-name="Heading_20_4" text:outline-level="4"><text:span text:style-name="Strong_20_Emphasis">Managing Maintenance Updates</text:span></text:h>
      <text:p text:style-name="Text_20_body"><text:span text:style-name="Strong_20_Emphasis">User-Managed Maintenance Updates</text:span></text:p>
      <text:list text:style-name="L34">
        <text:list-item>
          <text:p text:style-name="P37">Patch Database Home Software</text:p>
        </text:list-item>
        <text:list-item>
          <text:p text:style-name="P37">Patch Oracle Grid Infrastructure (GI)</text:p>
        </text:list-item>
        <text:list-item>
          <text:p text:style-name="P37">Update Operating System of the VM</text:p>
        </text:list-item>
      </text:list>
      <text:p text:style-name="Text_20_body"><text:span text:style-name="Strong_20_Emphasis">Oracle-Managed Infrastructure Maintenance Updates</text:span></text:p>
      <text:list text:style-name="L35">
        <text:list-item>
          <text:p text:style-name="P38">Apply Quarterly Infrastructure Updates to:</text:p>
          <text:list>
            <text:list-item>
              <text:p text:style-name="P38">Physical Compute and root VM on Database Server</text:p>
            </text:list-item>
            <text:list-item>
              <text:p text:style-name="P38"><text:soft-page-break/>Exadata Storage Servers</text:p>
            </text:list-item>
            <text:list-item>
              <text:p text:style-name="P38">Internal Network Switches</text:p>
            </text:list-item>
            <text:list-item>
              <text:p text:style-name="P38">Power Distribution Units (PDU)</text:p>
            </text:list-item>
            <text:list-item>
              <text:p text:style-name="P38">ILOM Interfaces</text:p>
            </text:list-item>
            <text:list-item>
              <text:p text:style-name="P38">All Firmware &amp; BIOS</text:p>
            </text:list-item>
          </text:list>
        </text:list-item>
      </text:list>
      <text:p text:style-name="Text_20_body"><text:span text:style-name="Strong_20_Emphasis">Diagram Description: Maintenance Responsibility Stack</text:span></text:p>
      <text:list text:style-name="L36">
        <text:list-item>
          <text:p text:style-name="P39"><text:span text:style-name="Strong_20_Emphasis">Customer Responsibility (User-Managed):</text:span></text:p>
          <text:list>
            <text:list-item>
              <text:p text:style-name="P39">Database Server (DomU)</text:p>
            </text:list-item>
            <text:list-item>
              <text:p text:style-name="P39">Exadata VM (DomU): Grid Infrastructure, Database Software</text:p>
            </text:list-item>
            <text:list-item>
              <text:p text:style-name="P39">VM Operating System</text:p>
            </text:list-item>
          </text:list>
        </text:list-item>
        <text:list-item>
          <text:p text:style-name="P39"><text:span text:style-name="Strong_20_Emphasis">Oracle Responsibility (Oracle-Managed):</text:span></text:p>
          <text:list>
            <text:list-item>
              <text:p text:style-name="P39">Secure Network Fabric</text:p>
            </text:list-item>
            <text:list-item>
              <text:p text:style-name="P39">Storage Servers</text:p>
            </text:list-item>
            <text:list-item>
              <text:p text:style-name="P39">Exadata Infrastructure (Physical Compute, etc.)</text:p>
            </text:list-item>
          </text:list>
        </text:list-item>
      </text:list>
      <text:p text:style-name="Horizontal_20_Line"/>
      <text:h text:style-name="Heading_20_4" text:outline-level="4"><text:span text:style-name="Strong_20_Emphasis">Prerequisites &amp; Best Practices for Applying Updates &amp; Patches</text:span></text:h>
      <text:list text:style-name="L37">
        <text:list-item>
          <text:p text:style-name="P40">Back up your databases before you apply any updates to the DB Home.</text:p>
        </text:list-item>
        <text:list-item>
          <text:p text:style-name="P40">Move the database to a new DB Home if possible instead of updating the DB Home.</text:p>
        </text:list-item>
        <text:list-item>
          <text:p text:style-name="P40">Update Grid Infrastructure before updating or creating a DB Home.</text:p>
        </text:list-item>
        <text:list-item>
          <text:p text:style-name="P40">Before you apply any update, run the precheck operation.</text:p>
        </text:list-item>
        <text:list-item>
          <text:p text:style-name="P40">Ensure all servers and database instances are up and running.</text:p>
        </text:list-item>
        <text:list-item>
          <text:p text:style-name="P40">Ensure <text:span text:style-name="Source_20_Text">/u01</text:span> (GI Home directory) has 15GB of free space before a Grid Infrastructure update.</text:p>
        </text:list-item>
        <text:list-item>
          <text:p text:style-name="P40">Ensure <text:span text:style-name="Source_20_Text">/u02</text:span> (DB Home directory) has 15GB free space before a DB Home update.</text:p>
        </text:list-item>
        <text:list-item>
          <text:p text:style-name="P40">Use the OCI Management Interfaces to perform the update &amp; patching operations.</text:p>
        </text:list-item>
      </text:list>
      <text:p text:style-name="Horizontal_20_Line"/>
      <text:h text:style-name="Heading_20_4" text:outline-level="4"><text:span text:style-name="Strong_20_Emphasis">Finding Available Updates &amp; Patches, &amp; Viewing Update History</text:span></text:h>
      <text:p text:style-name="Text_20_body"><text:span text:style-name="Strong_20_Emphasis">Customer Responsibility</text:span></text:p>
      <text:p text:style-name="Horizontal_20_Line"/>
      <text:h text:style-name="Heading_20_4" text:outline-level="4"><text:span text:style-name="Strong_20_Emphasis">View Update &amp; Patch History</text:span></text:h>
      <text:p text:style-name="Text_20_body"><text:span text:style-name="Strong_20_Emphasis">UI Screenshot Description: "Update History" table for a VM Cluster</text:span></text:p>
      <text:list text:style-name="L38">
        <text:list-item>
          <text:p text:style-name="P41">Table with columns: <text:span text:style-name="Strong_20_Emphasis">Description</text:span>, <text:span text:style-name="Strong_20_Emphasis">Date</text:span>, <text:span text:style-name="Strong_20_Emphasis">Version</text:span>, <text:span text:style-name="Strong_20_Emphasis">Component</text:span>, <text:span text:style-name="Strong_20_Emphasis">Operation Type</text:span>, <text:span text:style-name="Strong_20_Emphasis">Method</text:span>.</text:p>
        </text:list-item>
        <text:list-item>
          <text:p text:style-name="P41"><text:soft-page-break/>Example entries show operations like "Patch Apply" and "Patch Precheck" for components like "Grid Infrastructure" and "Database Home", with their respective dates and version numbers.</text:p>
        </text:list-item>
      </text:list>
      <text:p text:style-name="Horizontal_20_Line"/>
      <text:h text:style-name="Heading_20_4" text:outline-level="4"><text:span text:style-name="Strong_20_Emphasis">Guest VM OS Image Updates</text:span></text:h>
      <text:p text:style-name="Text_20_body"><text:span text:style-name="Strong_20_Emphasis">Customer Responsibility</text:span></text:p>
      <text:list text:style-name="L39">
        <text:list-item>
          <text:p text:style-name="P42"><text:span text:style-name="Strong_20_Emphasis">Exadata Image</text:span> contains the virtual machine OS (Oracle Linux) updates.</text:p>
        </text:list-item>
        <text:list-item>
          <text:p text:style-name="P42">Provides <text:span text:style-name="Strong_20_Emphasis">precheck</text:span> function to ensure virtual machine update readiness.</text:p>
        </text:list-item>
        <text:list-item>
          <text:p text:style-name="P42">Option to rollback in case any issues are encountered during the update process.</text:p>
        </text:list-item>
        <text:list-item>
          <text:p text:style-name="P42">Minor &amp; Major version updates to OS image version can be done from the UI and REST APIs.</text:p>
        </text:list-item>
        <text:list-item>
          <text:p text:style-name="P42">To maintain secure systems, only the 4 latest Exadata Image minor version updates are available in the console.</text:p>
        </text:list-item>
      </text:list>
      <text:p text:style-name="Text_20_body"><text:span text:style-name="Strong_20_Emphasis">UI Screenshot Description: "Apply Exadata OS Image Update" dialog</text:span></text:p>
      <text:list text:style-name="L40">
        <text:list-item>
          <text:p text:style-name="P43">Text: "Exadata OS image updates are applied to the VM cluster + virtual machines in a rolling manner. Databases remain available during the update operation."</text:p>
        </text:list-item>
        <text:list-item>
          <text:p text:style-name="P43">Prompt: "Do you want to update the OS image of VM cluster MyDemoVMCluster from version 22.1.10.0.0.2024 to be version 22.1.20.0.2.04.0001?"</text:p>
        </text:list-item>
        <text:list-item>
          <text:p text:style-name="P43">Checkbox: "Last successful precheck was run at Thu, May 25, 2024, 03:31:13 UTC."</text:p>
        </text:list-item>
        <text:list-item>
          <text:p text:style-name="P43">Buttons: <text:span text:style-name="Source_20_Text">[Cancel]</text:span> and <text:span text:style-name="Source_20_Text">[Update]</text:span>.</text:p>
        </text:list-item>
      </text:list>
      <text:p text:style-name="Horizontal_20_Line"/>
      <text:h text:style-name="Heading_20_4" text:outline-level="4"><text:span text:style-name="Strong_20_Emphasis">Patch Grid Infrastructure Software</text:span></text:h>
      <text:p text:style-name="Text_20_body"><text:span text:style-name="Strong_20_Emphasis">Customer Responsibility</text:span></text:p>
      <text:list text:style-name="L41">
        <text:list-item>
          <text:p text:style-name="P44">Update GI using OCI Console or REST APIs.</text:p>
        </text:list-item>
        <text:list-item>
          <text:p text:style-name="P44">Choose desired Grid Infrastructure version.</text:p>
        </text:list-item>
        <text:list-item>
          <text:p text:style-name="P44">Run <text:span text:style-name="Strong_20_Emphasis">Precheck for update</text:span> prior to maintenance window to validate system readiness.</text:p>
        </text:list-item>
      </text:list>
      <text:p text:style-name="Text_20_body"><text:span text:style-name="Strong_20_Emphasis">GI Update is performed in a rolling fashion</text:span></text:p>
      <text:list text:style-name="L42">
        <text:list-item>
          <text:p text:style-name="P45">Database instances in the virtual machine undergoing a GI update will not be available.</text:p>
        </text:list-item>
      </text:list>
      <text:p text:style-name="Horizontal_20_Line"/>
      <text:h text:style-name="Heading_20_3" text:outline-level="3"><text:span text:style-name="Strong_20_Emphasis">Chapter 3.8: User-Managed Maintenance Tasks (Part 2)</text:span></text:h>
      <text:h text:style-name="Heading_20_4" text:outline-level="4"><text:span text:style-name="Strong_20_Emphasis">Exadata Database Service: Patching Database Home Software</text:span></text:h>
      <text:p text:style-name="Text_20_body"><text:span text:style-name="Strong_20_Emphasis">Customer Responsibility</text:span></text:p>
      <text:p text:style-name="Horizontal_20_Line"/>
      <text:h text:style-name="Heading_20_4" text:outline-level="4"><text:soft-page-break/><text:span text:style-name="Strong_20_Emphasis">Database Home Patching</text:span></text:h>
      <text:list text:style-name="L43">
        <text:list-item>
          <text:p text:style-name="P46">Customers can use <text:span text:style-name="Strong_20_Emphasis">Oracle provided database software images</text:span> or <text:span text:style-name="Strong_20_Emphasis">custom database software images</text:span> to update the Database Home Software.</text:p>
        </text:list-item>
      </text:list>
      <text:p text:style-name="Text_20_body"><text:span text:style-name="Strong_20_Emphasis">To update a database home:</text:span></text:p>
      <text:list text:style-name="L44">
        <text:list-item>
          <text:p text:style-name="P47"><text:span text:style-name="Strong_20_Emphasis">Option 1:</text:span> Update an existing Database Home to the desired patch level, which updates all of the databases using the Database Home.</text:p>
        </text:list-item>
        <text:list-item>
          <text:p text:style-name="P47"><text:span text:style-name="Strong_20_Emphasis">Option 2:</text:span> Create a new Database Home with the desired patch level and move a database to the new Database Home.</text:p>
        </text:list-item>
        <text:list-item>
          <text:p text:style-name="P47"><text:span text:style-name="Strong_20_Emphasis">Using the "Move to Another Home" function is the quickest way to patch a database.</text:span></text:p>
        </text:list-item>
        <text:list-item>
          <text:p text:style-name="P47">Update Database Home using OCI Console or REST APIs.</text:p>
        </text:list-item>
        <text:list-item>
          <text:p text:style-name="P47">Choose desired Database Home patch version from Oracle Standard or Custom Database Software Images.</text:p>
        </text:list-item>
        <text:list-item>
          <text:p text:style-name="P47">Run <text:span text:style-name="Strong_20_Emphasis">Precheck for update</text:span> prior to maintenance window to validate system readiness.</text:p>
        </text:list-item>
      </text:list>
      <text:p text:style-name="Text_20_body"><text:span text:style-name="Strong_20_Emphasis">Updates are done in a rolling manner across RAC database instances in the VM Cluster</text:span></text:p>
      <text:list text:style-name="L45">
        <text:list-item>
          <text:p text:style-name="P48">Update all databases in an existing Database Home.</text:p>
        </text:list-item>
        <text:list-item>
          <text:p text:style-name="P48">You can update one database at a time by moving it to a new Database Home.</text:p>
        </text:list-item>
      </text:list>
      <text:p text:style-name="Horizontal_20_Line"/>
      <text:h text:style-name="Heading_20_4" text:outline-level="4"><text:span text:style-name="Strong_20_Emphasis">Database Home Patching with Custom Images</text:span></text:h>
      <text:p text:style-name="Text_20_body">To update a database using a custom database software image there are 2 options:</text:p>
      <text:p text:style-name="Text_20_body"><text:span text:style-name="Strong_20_Emphasis">Option 1:</text:span> Create Database Home with custom database software image and move the databases individually to the new Database Home.</text:p>
      <text:p text:style-name="Text_20_body"><text:span text:style-name="Strong_20_Emphasis">Option 2:</text:span> Update Database Home by applying a custom database software image to it. This option causes all of the databases using the Database Home to be updated at the same time.</text:p>
      <text:p text:style-name="Horizontal_20_Line"/>
      <text:h text:style-name="Heading_20_4" text:outline-level="4"><text:span text:style-name="Strong_20_Emphasis">Grid Infrastructure &amp; Database Home Patching Impact</text:span></text:h>
      <text:list text:style-name="L46">
        <text:list-item>
          <text:p text:style-name="P49">Zero database service downtime with RAC database rolling updates.</text:p>
        </text:list-item>
        <text:list-item>
          <text:p text:style-name="P49">Maximum database compute performance and throughput is temporarily reduced while restarting RAC database instance.</text:p>
        </text:list-item>
        <text:list-item>
          <text:p text:style-name="P49">To achieve zero application downtime, follow Exadata Cloud MAA best practices documentation for achieving continuous availability for applications.</text:p>
        </text:list-item>
      </text:list>
      <text:p text:style-name="Horizontal_20_Line"/>
      <text:h text:style-name="Heading_20_4" text:outline-level="4"><text:span text:style-name="Strong_20_Emphasis">Upgrade Grid Infrastructure Software</text:span></text:h>
      <text:p text:style-name="Text_20_body"><text:span text:style-name="Strong_20_Emphasis">Customer Responsibility</text:span></text:p>
      <text:p text:style-name="Text_20_body"><text:span text:style-name="Strong_20_Emphasis">Upgrading the GI:</text:span></text:p>
      <text:list text:style-name="L47">
        <text:list-item>
          <text:p text:style-name="P50"><text:soft-page-break/>Allows you to provision Oracle DB Homes and Databases with the most current Oracle Database software.</text:p>
        </text:list-item>
        <text:list-item>
          <text:p text:style-name="P50">Involves upgrading the GI software on all the compute nodes in the VM Cluster.</text:p>
        </text:list-item>
        <text:list-item>
          <text:p text:style-name="P50">Is performed in a rolling fashion, with only one node being upgraded at a time.</text:p>
          <text:list>
            <text:list-item>
              <text:p text:style-name="P50">Database instances in the VM undergoing grid infrastructure upgrade will not be available.</text:p>
            </text:list-item>
          </text:list>
        </text:list-item>
        <text:list-item>
          <text:p text:style-name="P50">You can monitor the progress of the GI upgrade operation by viewing the associated work requests.</text:p>
        </text:list-item>
        <text:list-item>
          <text:p text:style-name="P50">Oracle recommends running an <text:span text:style-name="Strong_20_Emphasis">upgrade precheck</text:span> prior to the maintenance window.</text:p>
        </text:list-item>
        <text:list-item>
          <text:p text:style-name="P50"><text:span text:style-name="Strong_20_Emphasis">Note:</text:span> The GI upgrade feature is not available if you have an Exadata infrastructure maintenance operation scheduled to start within 24 hours of the upgrade.</text:p>
        </text:list-item>
      </text:list>
      <text:p text:style-name="Text_20_body"><text:span text:style-name="Strong_20_Emphasis">Also note that the following Data Guard operations are not allowed on the VM cluster undergoing a GI upgrade:</text:span></text:p>
      <text:list text:style-name="L48">
        <text:list-item>
          <text:p text:style-name="P51">You cannot Enable Data Guard.</text:p>
        </text:list-item>
        <text:list-item>
          <text:p text:style-name="P51">Conduct a Switchover.</text:p>
        </text:list-item>
        <text:list-item>
          <text:p text:style-name="P51">Failover to the database using the VM cluster undergoing maintenance.</text:p>
        </text:list-item>
        <text:list-item>
          <text:p text:style-name="P51">Management operations such as starting, stopping or rebooting nodes, scaling CPU, provisioning or managing database homes or databases, restoring a database, or editing IORM settings.</text:p>
        </text:list-item>
      </text:list>
      <text:p text:style-name="Horizontal_20_Line"/>
      <text:h text:style-name="Heading_20_4" text:outline-level="4"><text:span text:style-name="Strong_20_Emphasis">Upgrade Database</text:span></text:h>
      <text:p text:style-name="Text_20_body"><text:span text:style-name="Strong_20_Emphasis">Customer Responsibility</text:span></text:p>
      <text:p text:style-name="Text_20_body"><text:span text:style-name="Strong_20_Emphasis">Preparing for a Database Upgrade</text:span></text:p>
      <text:list text:style-name="L49">
        <text:list-item>
          <text:p text:style-name="P52"><text:span text:style-name="Strong_20_Emphasis">Back up your database</text:span> and test the new software version on a test system before you upgrade your production database.</text:p>
        </text:list-item>
        <text:list-item>
          <text:p text:style-name="P52"><text:span text:style-name="Strong_20_Emphasis">Run an upgrade precheck operation</text:span> before your upgrade maintenance window.</text:p>
        </text:list-item>
        <text:list-item>
          <text:p text:style-name="P52"><text:span text:style-name="Strong_20_Emphasis">Create an Oracle Database Home</text:span> that contains the target database software version.</text:p>
        </text:list-item>
        <text:list-item>
          <text:p text:style-name="P52">You can use <text:span text:style-name="Strong_20_Emphasis">Oracle-published software images or a custom database software image</text:span>.</text:p>
        </text:list-item>
        <text:list-item>
          <text:p text:style-name="P52"><text:span text:style-name="Strong_20_Emphasis">Ensure all pluggable databases</text:span> in the container database being upgraded <text:span text:style-name="Strong_20_Emphasis">can be opened</text:span>.</text:p>
        </text:list-item>
        <text:list-item>
          <text:p text:style-name="P52">Oracle recommends <text:span text:style-name="Strong_20_Emphasis">disabling automatic backups</text:span> and <text:span text:style-name="Strong_20_Emphasis">performing an on-demand full backup</text:span> before you start the upgrade operation.</text:p>
        </text:list-item>
        <text:list-item>
          <text:p text:style-name="P52"><text:span text:style-name="Strong_20_Emphasis">Note:</text:span> After the database upgrade, <text:span text:style-name="Strong_20_Emphasis">you cannot use automatic backups taken prior to the upgrade to restore the database to an earlier point in time.</text:span></text:p>
        </text:list-item>
      </text:list>
      <text:p text:style-name="Text_20_body"><text:span text:style-name="Strong_20_Emphasis">Understanding the Database Upgrade Process</text:span><text:line-break/>During the database upgrade process, the following steps are automatically performed:</text:p>
      <text:list text:style-name="L50">
        <text:list-item>
          <text:p text:style-name="P53"><text:soft-page-break/>Conduct a <text:span text:style-name="Strong_20_Emphasis">Precheck</text:span>.</text:p>
        </text:list-item>
        <text:list-item>
          <text:p text:style-name="P53">Set a <text:span text:style-name="Strong_20_Emphasis">Guaranteed Restore Point</text:span>, for use in the <text:span text:style-name="Strong_20_Emphasis">Rollback process</text:span> in the event of an upgrade failure.</text:p>
        </text:list-item>
        <text:list-item>
          <text:p text:style-name="P53">Move the database to a user-specified Oracle Database Home with the desired target software version.</text:p>
        </text:list-item>
        <text:list-item>
          <text:p text:style-name="P53">Run the <text:span text:style-name="Strong_20_Emphasis">Database Upgrade Assistant (DBUA)</text:span> software to perform the upgrade.</text:p>
        </text:list-item>
      </text:list>
      <text:p text:style-name="Text_20_body"><text:span text:style-name="Strong_20_Emphasis">Upgrade a Database with a Data Guard Association</text:span></text:p>
      <text:list text:style-name="L51">
        <text:list-item>
          <text:p text:style-name="P54">If your database uses Data Guard, you can upgrade the primary or the standby first.</text:p>
          <text:list>
            <text:list-item>
              <text:p text:style-name="P54"><text:span text:style-name="Strong_20_Emphasis">Standby First Patching &amp; Upgrades are recommended.</text:span></text:p>
            </text:list-item>
          </text:list>
        </text:list-item>
        <text:list-item>
          <text:p text:style-name="P54">Upgrading a primary or standby will disable redo apply during the upgrade operation.</text:p>
        </text:list-item>
        <text:list-item>
          <text:p text:style-name="P54">Oracle recommends checking the redo apply and open mode configuration after upgrading.</text:p>
        </text:list-item>
      </text:list>
      <text:p text:style-name="Horizontal_20_Line"/>
      <text:h text:style-name="Heading_20_4" text:outline-level="4"><text:span text:style-name="Strong_20_Emphasis">Summary</text:span></text:h>
      <text:p text:style-name="Text_20_body">In this lesson, you should have learned how to:</text:p>
      <text:list text:style-name="L52">
        <text:list-item>
          <text:p text:style-name="P55">Create Custom Database &amp; Grid Infrastructure Software Images</text:p>
        </text:list-item>
        <text:list-item>
          <text:p text:style-name="P55">Create Database Home</text:p>
        </text:list-item>
        <text:list-item>
          <text:p text:style-name="P55">Create Database</text:p>
        </text:list-item>
        <text:list-item>
          <text:p text:style-name="P55">Perform PDB Management</text:p>
        </text:list-item>
        <text:list-item>
          <text:p text:style-name="P55">Enable Data Guard</text:p>
        </text:list-item>
        <text:list-item>
          <text:p text:style-name="P55">Perform User-Managed Maintenance Update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3T13:10:57.178881038</meta:creation-date>
    <dc:date>2025-11-15T12:03:11.869630403</dc:date>
    <meta:editing-duration>P1DT22H52M15S</meta:editing-duration>
    <meta:editing-cycles>2</meta:editing-cycles>
    <meta:generator>LibreOffice/24.2.7.2$Linux_X86_64 LibreOffice_project/420$Build-2</meta:generator>
    <meta:document-statistic meta:table-count="2" meta:image-count="0" meta:object-count="0" meta:page-count="14" meta:paragraph-count="360" meta:word-count="2923" meta:character-count="18619" meta:non-whitespace-character-count="16287"/>
  </office:meta>
</office:document-meta>
</file>